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office:value-type="float" office:value="6275" calcext:value-type="float">
            <text:p>6275</text:p>
          </table:table-cell>
          <table:table-cell table:style-name="ce3" office:value-type="string" calcext:value-type="string">
            <text:p>*</text:p>
          </table:table-cell>
          <table:table-cell table:style-name="ce1" office:value-type="float" office:value="6325" calcext:value-type="float">
            <text:p>6325</text:p>
          </table:table-cell>
          <table:table-cell table:style-name="ce3"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5" calcext:value-type="float">
            <text:p>26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9" calcext:value-type="float">
            <text:p>269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4" calcext:value-type="float">
            <text:p>294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8" calcext:value-type="float">
            <text:p>328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5" calcext:value-type="float">
            <text:p>33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7" calcext:value-type="float">
            <text:p>337</text:p>
          </table:table-cell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" calcext:value-type="float">
            <text:p>352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0" calcext:value-type="float">
            <text:p>360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8" calcext:value-type="float">
            <text:p>378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3" calcext:value-type="float">
            <text:p>38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3" calcext:value-type="float">
            <text:p>403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4" calcext:value-type="float">
            <text:p>424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7" calcext:value-type="float">
            <text:p>43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" calcext:value-type="float">
            <text:p>45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8" calcext:value-type="float">
            <text:p>458</text:p>
          </table:table-cell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0" calcext:value-type="float">
            <text:p>51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1" calcext:value-type="float">
            <text:p>531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4" calcext:value-type="float">
            <text:p>54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9" calcext:value-type="float">
            <text:p>549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5" calcext:value-type="float">
            <text:p>575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0" calcext:value-type="float">
            <text:p>580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5" calcext:value-type="float">
            <text:p>595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1" calcext:value-type="float">
            <text:p>60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" calcext:value-type="float">
            <text:p>617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0" calcext:value-type="float">
            <text:p>62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2" calcext:value-type="float">
            <text:p>62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1" calcext:value-type="float">
            <text:p>631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0" calcext:value-type="float">
            <text:p>65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4" calcext:value-type="float">
            <text:p>664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9" calcext:value-type="float">
            <text:p>689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7" calcext:value-type="float">
            <text:p>707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751" calcext:value-type="float">
            <text:p>751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04" calcext:value-type="float">
            <text:p>804</text:p>
          </table:table-cell>
          <table:table-cell office:value-type="float" office:value="986" calcext:value-type="float">
            <text:p>986</text:p>
          </table:table-cell>
          <table:table-cell office:value-type="float" office:value="5" calcext:value-type="float">
            <text:p>5</text:p>
          </table:table-cell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3" calcext:value-type="float">
            <text:p>813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38" calcext:value-type="float">
            <text:p>838</text:p>
          </table:table-cell>
          <table:table-cell office:value-type="float" office:value="881" calcext:value-type="float">
            <text:p>881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0" calcext:value-type="float">
            <text:p>840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7" calcext:value-type="float">
            <text:p>84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4" calcext:value-type="float">
            <text:p>854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7" calcext:value-type="float">
            <text:p>867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77" calcext:value-type="float">
            <text:p>877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9" calcext:value-type="float">
            <text:p>879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7" calcext:value-type="float">
            <text:p>887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1" calcext:value-type="float">
            <text:p>91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5" calcext:value-type="float">
            <text:p>915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1" calcext:value-type="float">
            <text:p>92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7" calcext:value-type="float">
            <text:p>937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8" calcext:value-type="float">
            <text:p>938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1" calcext:value-type="float">
            <text:p>951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4" calcext:value-type="float">
            <text:p>98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7" calcext:value-type="float">
            <text:p>987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9" calcext:value-type="float">
            <text:p>98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9" calcext:value-type="float">
            <text:p>999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7" calcext:value-type="float">
            <text:p>1017</text:p>
          </table:table-cell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8" calcext:value-type="float">
            <text:p>1038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40" calcext:value-type="float">
            <text:p>104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1" calcext:value-type="float">
            <text:p>1101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2" calcext:value-type="float">
            <text:p>112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5" calcext:value-type="float">
            <text:p>1135</text:p>
          </table:table-cell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36" calcext:value-type="float">
            <text:p>1136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48" calcext:value-type="float">
            <text:p>1148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5" calcext:value-type="float">
            <text:p>1155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62" calcext:value-type="float">
            <text:p>1162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1" calcext:value-type="float">
            <text:p>1231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44" calcext:value-type="float">
            <text:p>124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51" calcext:value-type="float">
            <text:p>1251</text:p>
          </table:table-cell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56" calcext:value-type="float">
            <text:p>1256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1" calcext:value-type="float">
            <text:p>1261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89" calcext:value-type="float">
            <text:p>128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98" calcext:value-type="float">
            <text:p>1298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3" calcext:value-type="float">
            <text:p>1303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0" calcext:value-type="float">
            <text:p>1320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24" calcext:value-type="float">
            <text:p>1324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46" calcext:value-type="float">
            <text:p>1346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78" calcext:value-type="float">
            <text:p>1378</text:p>
          </table:table-cell>
          <table:table-cell office:value-type="float" office:value="761" calcext:value-type="float">
            <text:p>761</text:p>
          </table:table-cell>
          <table:table-cell office:value-type="float" office:value="6" calcext:value-type="float">
            <text:p>6</text:p>
          </table:table-cell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80" calcext:value-type="float">
            <text:p>1380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81" calcext:value-type="float">
            <text:p>1381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87" calcext:value-type="float">
            <text:p>1387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8" calcext:value-type="float">
            <text:p>1388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89" calcext:value-type="float">
            <text:p>1389</text:p>
          </table:table-cell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92" calcext:value-type="float">
            <text:p>1392</text:p>
          </table:table-cell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4" calcext:value-type="float">
            <text:p>1394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2" calcext:value-type="float">
            <text:p>1392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11" calcext:value-type="float">
            <text:p>141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12" calcext:value-type="float">
            <text:p>141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4" calcext:value-type="float">
            <text:p>1444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1" calcext:value-type="float">
            <text:p>1451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8" calcext:value-type="float">
            <text:p>1458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73" calcext:value-type="float">
            <text:p>1473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79" calcext:value-type="float">
            <text:p>1479</text:p>
          </table:table-cell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97" calcext:value-type="float">
            <text:p>1497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43" calcext:value-type="float">
            <text:p>1543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44" calcext:value-type="float">
            <text:p>1544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52" calcext:value-type="float">
            <text:p>1552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60" calcext:value-type="float">
            <text:p>1560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67" calcext:value-type="float">
            <text:p>1567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68" calcext:value-type="float">
            <text:p>1568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70" calcext:value-type="float">
            <text:p>1570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03" calcext:value-type="float">
            <text:p>1603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817" calcext:value-type="float">
            <text:p>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7" calcext:value-type="float">
            <text:p>1607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20" calcext:value-type="float">
            <text:p>1620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38" calcext:value-type="float">
            <text:p>1638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43" calcext:value-type="float">
            <text:p>1643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59" calcext:value-type="float">
            <text:p>1659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66" calcext:value-type="float">
            <text:p>1666</text:p>
          </table:table-cell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02" calcext:value-type="float">
            <text:p>170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05" calcext:value-type="float">
            <text:p>170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8" calcext:value-type="float">
            <text:p>1708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3" calcext:value-type="float">
            <text:p>171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51" calcext:value-type="float">
            <text:p>1751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68" calcext:value-type="float">
            <text:p>1768</text:p>
          </table:table-cell>
          <table:table-cell office:value-type="float" office:value="616" calcext:value-type="float">
            <text:p>616</text:p>
          </table:table-cell>
          <table:table-cell office:value-type="float" office:value="6" calcext:value-type="float">
            <text:p>6</text:p>
          </table:table-cell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88" calcext:value-type="float">
            <text:p>178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02" calcext:value-type="float">
            <text:p>1702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91" calcext:value-type="float">
            <text:p>1791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98" calcext:value-type="float">
            <text:p>1798</text:p>
          </table:table-cell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14" calcext:value-type="float">
            <text:p>1814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21" calcext:value-type="float">
            <text:p>1821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55" calcext:value-type="float">
            <text:p>1855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65" calcext:value-type="float">
            <text:p>1865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75" calcext:value-type="float">
            <text:p>187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76" calcext:value-type="float">
            <text:p>1876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79" calcext:value-type="float">
            <text:p>187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03" calcext:value-type="float">
            <text:p>190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07" calcext:value-type="float">
            <text:p>1907</text:p>
          </table:table-cell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28" calcext:value-type="float">
            <text:p>192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1" calcext:value-type="float">
            <text:p>1931</text:p>
          </table:table-cell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76" calcext:value-type="float">
            <text:p>19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95" calcext:value-type="float">
            <text:p>1995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8" calcext:value-type="float">
            <text:p>1998</text:p>
          </table:table-cell>
          <table:table-cell office:value-type="float" office:value="873" calcext:value-type="float">
            <text:p>873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4" calcext:value-type="float">
            <text:p>2004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2" calcext:value-type="float">
            <text:p>2012</text:p>
          </table:table-cell>
          <table:table-cell office:value-type="float" office:value="988" calcext:value-type="float">
            <text:p>988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34" calcext:value-type="float">
            <text:p>2034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61" calcext:value-type="float">
            <text:p>2061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77" calcext:value-type="float">
            <text:p>207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85" calcext:value-type="float">
            <text:p>208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88" calcext:value-type="float">
            <text:p>2088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91" calcext:value-type="float">
            <text:p>2091</text:p>
          </table:table-cell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float" office:value="905" calcext:value-type="float">
            <text:p>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95" calcext:value-type="float">
            <text:p>209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08" calcext:value-type="float">
            <text:p>2108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24" calcext:value-type="float">
            <text:p>2124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59" calcext:value-type="float">
            <text:p>2159</text:p>
          </table:table-cell>
          <table:table-cell office:value-type="float" office:value="386" calcext:value-type="float">
            <text:p>386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99" calcext:value-type="float">
            <text:p>2199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09" calcext:value-type="float">
            <text:p>2209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16" calcext:value-type="float">
            <text:p>2216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19" calcext:value-type="float">
            <text:p>2219</text:p>
          </table:table-cell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38" calcext:value-type="float">
            <text:p>2238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69" calcext:value-type="float">
            <text:p>2269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86" calcext:value-type="float">
            <text:p>2286</text:p>
          </table:table-cell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98" calcext:value-type="float">
            <text:p>2298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56" calcext:value-type="float">
            <text:p>2356</text:p>
          </table:table-cell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75" calcext:value-type="float">
            <text:p>2375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85" calcext:value-type="float">
            <text:p>2385</text:p>
          </table:table-cell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21" calcext:value-type="float">
            <text:p>2421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56" calcext:value-type="float">
            <text:p>2456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58" calcext:value-type="float">
            <text:p>245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73" calcext:value-type="float">
            <text:p>2473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84" calcext:value-type="float">
            <text:p>2484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91" calcext:value-type="float">
            <text:p>2491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6" calcext:value-type="float">
            <text:p>2506</text:p>
          </table:table-cell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11" calcext:value-type="float">
            <text:p>2511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40" calcext:value-type="float">
            <text:p>2540</text:p>
          </table:table-cell>
          <table:table-cell office:value-type="float" office:value="902" calcext:value-type="float">
            <text:p>902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60" calcext:value-type="float">
            <text:p>2560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31" calcext:value-type="float">
            <text:p>263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48" calcext:value-type="float">
            <text:p>2648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57" calcext:value-type="float">
            <text:p>2657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63" calcext:value-type="float">
            <text:p>2663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78" calcext:value-type="float">
            <text:p>2678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14" calcext:value-type="float">
            <text:p>2714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725" calcext:value-type="float">
            <text:p>272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38" calcext:value-type="float">
            <text:p>2738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47" calcext:value-type="float">
            <text:p>2747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763" calcext:value-type="float">
            <text:p>2763</text:p>
          </table:table-cell>
          <table:table-cell office:value-type="float" office:value="914" calcext:value-type="float">
            <text:p>914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77" calcext:value-type="float">
            <text:p>2777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795" calcext:value-type="float">
            <text:p>279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45" calcext:value-type="float">
            <text:p>284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52" calcext:value-type="float">
            <text:p>2852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64" calcext:value-type="float">
            <text:p>2864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90" calcext:value-type="float">
            <text:p>2890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905" calcext:value-type="float">
            <text:p>290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935" calcext:value-type="float">
            <text:p>293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38" calcext:value-type="float">
            <text:p>2938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43" calcext:value-type="float">
            <text:p>294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85" calcext:value-type="float">
            <text:p>298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999" calcext:value-type="float">
            <text:p>2999</text:p>
          </table:table-cell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13" calcext:value-type="float">
            <text:p>3013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15" calcext:value-type="float">
            <text:p>3015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86" calcext:value-type="float">
            <text:p>3086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169" calcext:value-type="float">
            <text:p>316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88" calcext:value-type="float">
            <text:p>3188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68" calcext:value-type="float">
            <text:p>3268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14" calcext:value-type="float">
            <text:p>3314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19" calcext:value-type="float">
            <text:p>3319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23" calcext:value-type="float">
            <text:p>3323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57" calcext:value-type="float">
            <text:p>3357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10" calcext:value-type="float">
            <text:p>3410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49" calcext:value-type="float">
            <text:p>3449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454" calcext:value-type="float">
            <text:p>3454</text:p>
          </table:table-cell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81" calcext:value-type="float">
            <text:p>3481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82" calcext:value-type="float">
            <text:p>3482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92" calcext:value-type="float">
            <text:p>3492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504" calcext:value-type="float">
            <text:p>3504</text:p>
          </table:table-cell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521" calcext:value-type="float">
            <text:p>352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547" calcext:value-type="float">
            <text:p>3547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561" calcext:value-type="float">
            <text:p>3561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65" calcext:value-type="float">
            <text:p>356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594" calcext:value-type="float">
            <text:p>3594</text:p>
          </table:table-cell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665" calcext:value-type="float">
            <text:p>3665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683" calcext:value-type="float">
            <text:p>3683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705" calcext:value-type="float">
            <text:p>370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59" calcext:value-type="float">
            <text:p>3759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71" calcext:value-type="float">
            <text:p>3771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787" calcext:value-type="float">
            <text:p>3787</text:p>
          </table:table-cell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99" calcext:value-type="float">
            <text:p>3799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849" calcext:value-type="float">
            <text:p>3849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852" calcext:value-type="float">
            <text:p>3852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866" calcext:value-type="float">
            <text:p>3866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876" calcext:value-type="float">
            <text:p>3876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03" calcext:value-type="float">
            <text:p>3903</text:p>
          </table:table-cell>
          <table:table-cell office:value-type="float" office:value="739" calcext:value-type="float">
            <text:p>739</text:p>
          </table:table-cell>
          <table:table-cell office:value-type="float" office:value="5" calcext:value-type="float">
            <text:p>5</text:p>
          </table:table-cell>
          <table:table-cell office:value-type="float" office:value="766" calcext:value-type="float">
            <text:p>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15" calcext:value-type="float">
            <text:p>391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37" calcext:value-type="float">
            <text:p>3937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950" calcext:value-type="float">
            <text:p>3950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970" calcext:value-type="float">
            <text:p>3970</text:p>
          </table:table-cell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75" calcext:value-type="float">
            <text:p>3975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981" calcext:value-type="float">
            <text:p>3981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82" calcext:value-type="float">
            <text:p>398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94" calcext:value-type="float">
            <text:p>399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31" calcext:value-type="float">
            <text:p>403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035" calcext:value-type="float">
            <text:p>4035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84" calcext:value-type="float">
            <text:p>4084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88" calcext:value-type="float">
            <text:p>4088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127" calcext:value-type="float">
            <text:p>4127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133" calcext:value-type="float">
            <text:p>4133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95" calcext:value-type="float">
            <text:p>4295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300" calcext:value-type="float">
            <text:p>4300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301" calcext:value-type="float">
            <text:p>4301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357" calcext:value-type="float">
            <text:p>4357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359" calcext:value-type="float">
            <text:p>4359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68" calcext:value-type="float">
            <text:p>4368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371" calcext:value-type="float">
            <text:p>4371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80" calcext:value-type="float">
            <text:p>438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86" calcext:value-type="float">
            <text:p>4386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399" calcext:value-type="float">
            <text:p>4399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68" calcext:value-type="float">
            <text:p>4468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483" calcext:value-type="float">
            <text:p>448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517" calcext:value-type="float">
            <text:p>4517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527" calcext:value-type="float">
            <text:p>4527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534" calcext:value-type="float">
            <text:p>4534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40" calcext:value-type="float">
            <text:p>45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554" calcext:value-type="float">
            <text:p>455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646" calcext:value-type="float">
            <text:p>4646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60" calcext:value-type="float">
            <text:p>466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689" calcext:value-type="float">
            <text:p>4689</text:p>
          </table:table-cell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733" calcext:value-type="float">
            <text:p>4733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737" calcext:value-type="float">
            <text:p>4737</text:p>
          </table:table-cell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738" calcext:value-type="float">
            <text:p>4738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757" calcext:value-type="float">
            <text:p>475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785" calcext:value-type="float">
            <text:p>4785</text:p>
          </table:table-cell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807" calcext:value-type="float">
            <text:p>4807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825" calcext:value-type="float">
            <text:p>4825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828" calcext:value-type="float">
            <text:p>4828</text:p>
          </table:table-cell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02" calcext:value-type="float">
            <text:p>4902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905" calcext:value-type="float">
            <text:p>4905</text:p>
          </table:table-cell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910" calcext:value-type="float">
            <text:p>4910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932" calcext:value-type="float">
            <text:p>4932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49" calcext:value-type="float">
            <text:p>49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83" calcext:value-type="float">
            <text:p>4983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15" calcext:value-type="float">
            <text:p>501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052" calcext:value-type="float">
            <text:p>505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054" calcext:value-type="float">
            <text:p>5054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55" calcext:value-type="float">
            <text:p>5055</text:p>
          </table:table-cell>
          <table:table-cell office:value-type="float" office:value="665" calcext:value-type="float">
            <text:p>665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056" calcext:value-type="float">
            <text:p>5056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62" calcext:value-type="float">
            <text:p>5062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64" calcext:value-type="float">
            <text:p>5064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95" calcext:value-type="float">
            <text:p>5095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105" calcext:value-type="float">
            <text:p>510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107" calcext:value-type="float">
            <text:p>5107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150" calcext:value-type="float">
            <text:p>515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54" calcext:value-type="float">
            <text:p>5154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81" calcext:value-type="float">
            <text:p>5181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91" calcext:value-type="float">
            <text:p>519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291" calcext:value-type="float">
            <text:p>5291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299" calcext:value-type="float">
            <text:p>5299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300" calcext:value-type="float">
            <text:p>5300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301" calcext:value-type="float">
            <text:p>5301</text:p>
          </table:table-cell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340" calcext:value-type="float">
            <text:p>5340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350" calcext:value-type="float">
            <text:p>5350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351" calcext:value-type="float">
            <text:p>5351</text:p>
          </table:table-cell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359" calcext:value-type="float">
            <text:p>5359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404" calcext:value-type="float">
            <text:p>5404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09" calcext:value-type="float">
            <text:p>5409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435" calcext:value-type="float">
            <text:p>543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452" calcext:value-type="float">
            <text:p>545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477" calcext:value-type="float">
            <text:p>5477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505" calcext:value-type="float">
            <text:p>5505</text:p>
          </table:table-cell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511" calcext:value-type="float">
            <text:p>551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512" calcext:value-type="float">
            <text:p>551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44" calcext:value-type="float">
            <text:p>5544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63" calcext:value-type="float">
            <text:p>5563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584" calcext:value-type="float">
            <text:p>558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90" calcext:value-type="float">
            <text:p>559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594" calcext:value-type="float">
            <text:p>5594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602" calcext:value-type="float">
            <text:p>5602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654" calcext:value-type="float">
            <text:p>565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681" calcext:value-type="float">
            <text:p>56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685" calcext:value-type="float">
            <text:p>5685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35" calcext:value-type="float">
            <text:p>573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39" calcext:value-type="float">
            <text:p>573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47" calcext:value-type="float">
            <text:p>5747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793" calcext:value-type="float">
            <text:p>5793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800" calcext:value-type="float">
            <text:p>580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842" calcext:value-type="float">
            <text:p>584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849" calcext:value-type="float">
            <text:p>5849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867" calcext:value-type="float">
            <text:p>5867</text:p>
          </table:table-cell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868" calcext:value-type="float">
            <text:p>5868</text:p>
          </table:table-cell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501" calcext:value-type="float">
            <text:p>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879" calcext:value-type="float">
            <text:p>5879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881" calcext:value-type="float">
            <text:p>5881</text:p>
          </table:table-cell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889" calcext:value-type="float">
            <text:p>5889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92" calcext:value-type="float">
            <text:p>5892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903" calcext:value-type="float">
            <text:p>5903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932" calcext:value-type="float">
            <text:p>5932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933" calcext:value-type="float">
            <text:p>5933</text:p>
          </table:table-cell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971" calcext:value-type="float">
            <text:p>5971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972" calcext:value-type="float">
            <text:p>597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982" calcext:value-type="float">
            <text:p>5982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986" calcext:value-type="float">
            <text:p>5986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757" calcext:value-type="float">
            <text:p>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010" calcext:value-type="float">
            <text:p>601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023" calcext:value-type="float">
            <text:p>6023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095" calcext:value-type="float">
            <text:p>6095</text:p>
          </table:table-cell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117" calcext:value-type="float">
            <text:p>6117</text:p>
          </table:table-cell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132" calcext:value-type="float">
            <text:p>6132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148" calcext:value-type="float">
            <text:p>614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149" calcext:value-type="float">
            <text:p>6149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168" calcext:value-type="float">
            <text:p>6168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175" calcext:value-type="float">
            <text:p>6175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200" calcext:value-type="float">
            <text:p>6200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212" calcext:value-type="float">
            <text:p>621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220" calcext:value-type="float">
            <text:p>622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227" calcext:value-type="float">
            <text:p>6227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242" calcext:value-type="float">
            <text:p>624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322" calcext:value-type="float">
            <text:p>6322</text:p>
          </table:table-cell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324" calcext:value-type="float">
            <text:p>6324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337" calcext:value-type="float">
            <text:p>6337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378" calcext:value-type="float">
            <text:p>6378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393" calcext:value-type="float">
            <text:p>639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410" calcext:value-type="float">
            <text:p>641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452" calcext:value-type="float">
            <text:p>6452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484" calcext:value-type="float">
            <text:p>6484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493" calcext:value-type="float">
            <text:p>6493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536" calcext:value-type="float">
            <text:p>653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556" calcext:value-type="float">
            <text:p>6556</text:p>
          </table:table-cell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561" calcext:value-type="float">
            <text:p>656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567" calcext:value-type="float">
            <text:p>6567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581" calcext:value-type="float">
            <text:p>6581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603" calcext:value-type="float">
            <text:p>6603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623" calcext:value-type="float">
            <text:p>662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629" calcext:value-type="float">
            <text:p>6629</text:p>
          </table:table-cell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703" calcext:value-type="float">
            <text:p>670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707" calcext:value-type="float">
            <text:p>6707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765" calcext:value-type="float">
            <text:p>676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779" calcext:value-type="float">
            <text:p>6779</text:p>
          </table:table-cell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87" calcext:value-type="float">
            <text:p>6787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789" calcext:value-type="float">
            <text:p>6789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815" calcext:value-type="float">
            <text:p>681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68" calcext:value-type="float">
            <text:p>6868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891" calcext:value-type="float">
            <text:p>6891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910" calcext:value-type="float">
            <text:p>6910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927" calcext:value-type="float">
            <text:p>692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30" calcext:value-type="float">
            <text:p>6930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01" calcext:value-type="float">
            <text:p>7001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40" calcext:value-type="float">
            <text:p>7040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051" calcext:value-type="float">
            <text:p>7051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053" calcext:value-type="float">
            <text:p>7053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056" calcext:value-type="float">
            <text:p>7056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069" calcext:value-type="float">
            <text:p>7069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138" calcext:value-type="float">
            <text:p>7138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78" calcext:value-type="float">
            <text:p>7178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235" calcext:value-type="float">
            <text:p>723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236" calcext:value-type="float">
            <text:p>7236</text:p>
          </table:table-cell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237" calcext:value-type="float">
            <text:p>7237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238" calcext:value-type="float">
            <text:p>7238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279" calcext:value-type="float">
            <text:p>7279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302" calcext:value-type="float">
            <text:p>730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310" calcext:value-type="float">
            <text:p>731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314" calcext:value-type="float">
            <text:p>7314</text:p>
          </table:table-cell>
          <table:table-cell office:value-type="float" office:value="684" calcext:value-type="float">
            <text:p>684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328" calcext:value-type="float">
            <text:p>732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371" calcext:value-type="float">
            <text:p>7371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377" calcext:value-type="float">
            <text:p>7377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39" calcext:value-type="float">
            <text:p>739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405" calcext:value-type="float">
            <text:p>740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94" calcext:value-type="float">
            <text:p>6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418" calcext:value-type="float">
            <text:p>7418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420" calcext:value-type="float">
            <text:p>7420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442" calcext:value-type="float">
            <text:p>7442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469" calcext:value-type="float">
            <text:p>7469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478" calcext:value-type="float">
            <text:p>7478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479" calcext:value-type="float">
            <text:p>7479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488" calcext:value-type="float">
            <text:p>7488</text:p>
          </table:table-cell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492" calcext:value-type="float">
            <text:p>7492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514" calcext:value-type="float">
            <text:p>7514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517" calcext:value-type="float">
            <text:p>7517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528" calcext:value-type="float">
            <text:p>7528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536" calcext:value-type="float">
            <text:p>753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547" calcext:value-type="float">
            <text:p>754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57" calcext:value-type="float">
            <text:p>755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560" calcext:value-type="float">
            <text:p>756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566" calcext:value-type="float">
            <text:p>756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568" calcext:value-type="float">
            <text:p>756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582" calcext:value-type="float">
            <text:p>758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592" calcext:value-type="float">
            <text:p>7592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602" calcext:value-type="float">
            <text:p>760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614" calcext:value-type="float">
            <text:p>7614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615" calcext:value-type="float">
            <text:p>7615</text:p>
          </table:table-cell>
          <table:table-cell office:value-type="float" office:value="968" calcext:value-type="float">
            <text:p>968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635" calcext:value-type="float">
            <text:p>7635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653" calcext:value-type="float">
            <text:p>7653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710" calcext:value-type="float">
            <text:p>771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735" calcext:value-type="float">
            <text:p>773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740" calcext:value-type="float">
            <text:p>7740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744" calcext:value-type="float">
            <text:p>7744</text:p>
          </table:table-cell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750" calcext:value-type="float">
            <text:p>7750</text:p>
          </table:table-cell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776" calcext:value-type="float">
            <text:p>7776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796" calcext:value-type="float">
            <text:p>7796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800" calcext:value-type="float">
            <text:p>78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834" calcext:value-type="float">
            <text:p>7834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850" calcext:value-type="float">
            <text:p>7850</text:p>
          </table:table-cell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514" calcext:value-type="float">
            <text:p>5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866" calcext:value-type="float">
            <text:p>7866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871" calcext:value-type="float">
            <text:p>7871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882" calcext:value-type="float">
            <text:p>788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891" calcext:value-type="float">
            <text:p>7891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906" calcext:value-type="float">
            <text:p>7906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924" calcext:value-type="float">
            <text:p>7924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928" calcext:value-type="float">
            <text:p>7928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42" calcext:value-type="float">
            <text:p>7942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947" calcext:value-type="float">
            <text:p>7947</text:p>
          </table:table-cell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float" office:value="974" calcext:value-type="float">
            <text:p>9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949" calcext:value-type="float">
            <text:p>7949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950" calcext:value-type="float">
            <text:p>7950</text:p>
          </table:table-cell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951" calcext:value-type="float">
            <text:p>7951</text:p>
          </table:table-cell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955" calcext:value-type="float">
            <text:p>7955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957" calcext:value-type="float">
            <text:p>7957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977" calcext:value-type="float">
            <text:p>7977</text:p>
          </table:table-cell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995" calcext:value-type="float">
            <text:p>7995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001" calcext:value-type="float">
            <text:p>800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028" calcext:value-type="float">
            <text:p>8028</text:p>
          </table:table-cell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044" calcext:value-type="float">
            <text:p>8044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057" calcext:value-type="float">
            <text:p>8057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075" calcext:value-type="float">
            <text:p>8075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089" calcext:value-type="float">
            <text:p>8089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097" calcext:value-type="float">
            <text:p>8097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115" calcext:value-type="float">
            <text:p>8115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123" calcext:value-type="float">
            <text:p>8123</text:p>
          </table:table-cell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130" calcext:value-type="float">
            <text:p>8130</text:p>
          </table:table-cell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131" calcext:value-type="float">
            <text:p>8131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143" calcext:value-type="float">
            <text:p>8143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162" calcext:value-type="float">
            <text:p>8162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163" calcext:value-type="float">
            <text:p>8163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167" calcext:value-type="float">
            <text:p>8167</text:p>
          </table:table-cell>
          <table:table-cell office:value-type="float" office:value="618" calcext:value-type="float">
            <text:p>618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178" calcext:value-type="float">
            <text:p>8178</text:p>
          </table:table-cell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223" calcext:value-type="float">
            <text:p>822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225" calcext:value-type="float">
            <text:p>8225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232" calcext:value-type="float">
            <text:p>8232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252" calcext:value-type="float">
            <text:p>8252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float" office:value="845" calcext:value-type="float">
            <text:p>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264" calcext:value-type="float">
            <text:p>8264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78" calcext:value-type="float">
            <text:p>8278</text:p>
          </table:table-cell>
          <table:table-cell office:value-type="float" office:value="879" calcext:value-type="float">
            <text:p>879</text:p>
          </table:table-cell>
          <table:table-cell office:value-type="float" office:value="5" calcext:value-type="float">
            <text:p>5</text:p>
          </table:table-cell>
          <table:table-cell office:value-type="float" office:value="859" calcext:value-type="float">
            <text:p>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84" calcext:value-type="float">
            <text:p>828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89" calcext:value-type="float">
            <text:p>828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301" calcext:value-type="float">
            <text:p>8301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306" calcext:value-type="float">
            <text:p>8306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309" calcext:value-type="float">
            <text:p>8309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313" calcext:value-type="float">
            <text:p>8313</text:p>
          </table:table-cell>
          <table:table-cell office:value-type="float" office:value="646" calcext:value-type="float">
            <text:p>646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315" calcext:value-type="float">
            <text:p>831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317" calcext:value-type="float">
            <text:p>83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22" calcext:value-type="float">
            <text:p>832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334" calcext:value-type="float">
            <text:p>8334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335" calcext:value-type="float">
            <text:p>8335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400" calcext:value-type="float">
            <text:p>8400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414" calcext:value-type="float">
            <text:p>8414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417" calcext:value-type="float">
            <text:p>84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421" calcext:value-type="float">
            <text:p>842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430" calcext:value-type="float">
            <text:p>843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436" calcext:value-type="float">
            <text:p>8436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450" calcext:value-type="float">
            <text:p>8450</text:p>
          </table:table-cell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454" calcext:value-type="float">
            <text:p>8454</text:p>
          </table:table-cell>
          <table:table-cell office:value-type="float" office:value="604" calcext:value-type="float">
            <text:p>604</text:p>
          </table:table-cell>
          <table:table-cell office:value-type="float" office:value="5" calcext:value-type="float">
            <text:p>5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485" calcext:value-type="float">
            <text:p>8485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494" calcext:value-type="float">
            <text:p>8494</text:p>
          </table:table-cell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518" calcext:value-type="float">
            <text:p>8518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522" calcext:value-type="float">
            <text:p>8522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538" calcext:value-type="float">
            <text:p>8538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541" calcext:value-type="float">
            <text:p>8541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551" calcext:value-type="float">
            <text:p>855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558" calcext:value-type="float">
            <text:p>8558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573" calcext:value-type="float">
            <text:p>857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574" calcext:value-type="float">
            <text:p>8574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585" calcext:value-type="float">
            <text:p>8585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613" calcext:value-type="float">
            <text:p>8613</text:p>
          </table:table-cell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622" calcext:value-type="float">
            <text:p>862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634" calcext:value-type="float">
            <text:p>8634</text:p>
          </table:table-cell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641" calcext:value-type="float">
            <text:p>8641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650" calcext:value-type="float">
            <text:p>865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665" calcext:value-type="float">
            <text:p>8665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667" calcext:value-type="float">
            <text:p>8667</text:p>
          </table:table-cell>
          <table:table-cell office:value-type="float" office:value="889" calcext:value-type="float">
            <text:p>889</text:p>
          </table:table-cell>
          <table:table-cell office:value-type="float" office:value="5" calcext:value-type="float">
            <text:p>5</text:p>
          </table:table-cell>
          <table:table-cell office:value-type="float" office:value="885" calcext:value-type="float">
            <text:p>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679" calcext:value-type="float">
            <text:p>8679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684" calcext:value-type="float">
            <text:p>868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694" calcext:value-type="float">
            <text:p>8694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698" calcext:value-type="float">
            <text:p>869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709" calcext:value-type="float">
            <text:p>8709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717" calcext:value-type="float">
            <text:p>8717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775" calcext:value-type="float">
            <text:p>8775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780" calcext:value-type="float">
            <text:p>8780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781" calcext:value-type="float">
            <text:p>878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795" calcext:value-type="float">
            <text:p>8795</text:p>
          </table:table-cell>
          <table:table-cell office:value-type="float" office:value="594" calcext:value-type="float">
            <text:p>594</text:p>
          </table:table-cell>
          <table:table-cell office:value-type="float" office:value="5" calcext:value-type="float">
            <text:p>5</text:p>
          </table:table-cell>
          <table:table-cell office:value-type="float" office:value="662" calcext:value-type="float">
            <text:p>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815" calcext:value-type="float">
            <text:p>8815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819" calcext:value-type="float">
            <text:p>8819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821" calcext:value-type="float">
            <text:p>8821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830" calcext:value-type="float">
            <text:p>8830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834" calcext:value-type="float">
            <text:p>8834</text:p>
          </table:table-cell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841" calcext:value-type="float">
            <text:p>8841</text:p>
          </table:table-cell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850" calcext:value-type="float">
            <text:p>8850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852" calcext:value-type="float">
            <text:p>8852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858" calcext:value-type="float">
            <text:p>8858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880" calcext:value-type="float">
            <text:p>8880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905" calcext:value-type="float">
            <text:p>8905</text:p>
          </table:table-cell>
          <table:table-cell office:value-type="float" office:value="510" calcext:value-type="float">
            <text:p>510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162" calcext:value-type="float">
            <text:p>8162</text:p>
          </table:table-cell>
          <table:table-cell office:value-type="float" office:value="649" calcext:value-type="float">
            <text:p>649</text:p>
          </table:table-cell>
          <table:table-cell office:value-type="float" office:value="5" calcext:value-type="float">
            <text:p>5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923" calcext:value-type="float">
            <text:p>8923</text:p>
          </table:table-cell>
          <table:table-cell office:value-type="float" office:value="526" calcext:value-type="float">
            <text:p>52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940" calcext:value-type="float">
            <text:p>894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942" calcext:value-type="float">
            <text:p>894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961" calcext:value-type="float">
            <text:p>8961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965" calcext:value-type="float">
            <text:p>8965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969" calcext:value-type="float">
            <text:p>8969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976" calcext:value-type="float">
            <text:p>8976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984" calcext:value-type="float">
            <text:p>8984</text:p>
          </table:table-cell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988" calcext:value-type="float">
            <text:p>8988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991" calcext:value-type="float">
            <text:p>8991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030" calcext:value-type="float">
            <text:p>9030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036" calcext:value-type="float">
            <text:p>9036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047" calcext:value-type="float">
            <text:p>9047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055" calcext:value-type="float">
            <text:p>905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064" calcext:value-type="float">
            <text:p>9064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072" calcext:value-type="float">
            <text:p>9072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089" calcext:value-type="float">
            <text:p>9089</text:p>
          </table:table-cell>
          <table:table-cell office:value-type="float" office:value="556" calcext:value-type="float">
            <text:p>556</text:p>
          </table:table-cell>
          <table:table-cell office:value-type="float" office:value="5" calcext:value-type="float">
            <text:p>5</text:p>
          </table:table-cell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00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.00.0000</text:date>, <text:time style:data-style-name="N2" text:time-value="11:14:25.5404053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0:58:28.562000000</meta:creation-date>
    <meta:generator>LibreOffice/5.1.0.3$Linux_X86_64 LibreOffice_project/5e3e00a007d9b3b6efb6797a8b8e57b51ab1f737</meta:generator>
    <dc:date>2016-08-17T11:24:25.124838952</dc:date>
    <meta:editing-duration>PT3H14M32S</meta:editing-duration>
    <meta:editing-cycles>10</meta:editing-cycles>
    <meta:document-statistic meta:table-count="1" meta:cell-count="3406" meta:object-count="0"/>
  </office:meta>
</office:document-meta>
</file>